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ff0000"/>
      <style:paragraph-properties fo:text-align="center"/>
      <style:text-properties fo:font-size="12pt"/>
    </style:style>
    <style:style style:name="P9" style:family="paragraph">
      <loext:graphic-properties draw:fill="solid" draw:fill-color="#ffff00"/>
      <style:paragraph-properties fo:text-align="center"/>
      <style:text-properties fo:font-size="12pt"/>
    </style:style>
    <style:style style:name="P10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11" style:family="paragraph">
      <loext:graphic-properties draw:fill-color="#ff6600" draw:opacity="25%"/>
      <style:paragraph-properties fo:text-align="center"/>
      <style:text-properties fo:font-size="12pt"/>
    </style:style>
    <style:style style:name="P12" style:family="paragraph">
      <loext:graphic-properties draw:fill-color="#801900" draw:opacity="25%"/>
      <style:paragraph-properties fo:text-align="center"/>
      <style:text-properties fo:font-size="12pt"/>
    </style:style>
    <style:style style:name="P13" style:family="paragraph">
      <loext:graphic-properties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10" draw:text-style-name="P12" svg:width="0.1343in" svg:height="0.1343in" svg:x="1.4102in" svg:y="0.4201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9" draw:text-style-name="P11" svg:width="0.1335in" svg:height="0.1335in" svg:x="5.4016in" svg:y="0.4209in"><text:p/><draw:enhanced-geometry svg:viewBox="0 0 21600 21600" draw:type="rectangle" draw:enhanced-path="M 0 0 L 21600 0 21600 21600 0 21600 0 0 Z N"/></draw:custom-shape><draw:custom-shape text:anchor-type="paragraph" draw:z-index="17" draw:name="Shape 11" draw:style-name="gr5" draw:text-style-name="P7" svg:width="0.1335in" svg:height="0.1335in" svg:x="3.4102in" svg:y="0.4201in"><text:p/><draw:enhanced-geometry svg:viewBox="0 0 21600 21600" draw:type="rectangle" draw:enhanced-path="M 0 0 L 21600 0 21600 21600 0 21600 0 0 Z N"/></draw:custom-shape><draw:custom-shape text:anchor-type="paragraph" draw:z-index="20" draw:name="Shape 13" draw:style-name="gr3" draw:text-style-name="P5" svg:width="0.1335in" svg:height="0.1335in" svg:x="6.4528in" svg:y="0.4209in"><text:p/><draw:enhanced-geometry svg:viewBox="0 0 21600 21600" draw:type="rectangle" draw:enhanced-path="M 0 0 L 21600 0 21600 21600 0 21600 0 0 Z N"/></draw:custom-shape><draw:custom-shape text:anchor-type="paragraph" draw:z-index="25" draw:name="Shape 18" draw:style-name="gr1" draw:text-style-name="P3" svg:width="0.1335in" svg:height="0.1335in" svg:x="0.4283in" svg:y="0.4236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13" draw:text-style-name="P13" svg:width="0.1335in" svg:height="0.1335in" svg:x="0.389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3" draw:style-name="gr8" draw:text-style-name="P10" svg:width="0.1335in" svg:height="0.1335in" svg:x="0.4083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2" draw:name="Shape 15" draw:style-name="gr2" draw:text-style-name="P4" svg:width="0.1335in" svg:height="0.1335in" svg:x="0.42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><draw:custom-shape text:anchor-type="paragraph" draw:z-index="19" draw:name="Shape 8" draw:style-name="gr4" draw:text-style-name="P6" svg:width="0.1335in" svg:height="0.1335in" svg:x="0.4799in" svg:y="0.172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8" draw:name="Shape 12" draw:style-name="gr5" draw:text-style-name="P7" svg:width="0.1335in" svg:height="0.1335in" svg:x="0.3717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9" draw:text-style-name="P11" svg:width="0.1335in" svg:height="0.1335in" svg:x="0.409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6" draw:style-name="gr7" draw:text-style-name="P9" svg:width="0.1335in" svg:height="0.1335in" svg:x="0.4126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1" draw:text-style-name="P13" svg:width="0.1343in" svg:height="0.1343in" svg:x="0.4354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1" draw:name="Shape 4" draw:style-name="gr8" draw:text-style-name="P10" svg:width="0.1335in" svg:height="0.1335in" svg:x="0.377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6" draw:style-name="gr1" draw:text-style-name="P3" svg:width="0.1335in" svg:height="0.1335in" svg:x="0.4063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4" draw:text-style-name="P6" svg:width="0.1335in" svg:height="0.1335in" svg:x="0.4118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9" draw:style-name="gr6" draw:text-style-name="P8" svg:width="0.1335in" svg:height="0.1335in" svg:x="0.443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9" draw:text-style-name="P11" svg:width="0.1335in" svg:height="0.1335in" svg:x="0.381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7" draw:style-name="gr3" draw:text-style-name="P5" svg:width="0.1335in" svg:height="0.1335in" svg:x="0.387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12" draw:text-style-name="P13" svg:width="0.1358in" svg:height="0.1358in" svg:x="0.4083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5" draw:style-name="gr8" draw:text-style-name="P10" svg:width="0.1335in" svg:height="0.1335in" svg:x="0.4484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4" draw:name="Shape 17" draw:style-name="gr1" draw:text-style-name="P3" svg:width="0.1335in" svg:height="0.1335in" svg:x="0.380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0" draw:text-style-name="P12" svg:width="0.1343in" svg:height="0.1343in" svg:x="0.3909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0" draw:style-name="gr5" draw:text-style-name="P7" svg:width="0.1335in" svg:height="0.1335in" svg:x="0.4161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2" draw:style-name="gr9" draw:text-style-name="P11" svg:width="0.1335in" svg:height="0.1335in" svg:x="0.4516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21" draw:name="Shape 14" draw:style-name="gr3" draw:text-style-name="P5" svg:width="0.1335in" svg:height="0.1335in" svg:x="0.4866in" svg:y="0.163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5:02:42.288141014</dc:date>
    <meta:editing-duration>PT1H37M48S</meta:editing-duration>
    <meta:editing-cycles>14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